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string" calcext:value-type="string">
            <text:p>20/12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3]-[.F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4]-[.F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5]-[.F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6]-[.F6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8]-[.F8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0]-[.F10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1]-[.F11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4])" office:value-type="float" office:value="4500" calcext:value-type="float">
            <text:p>4.5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1.468585695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1.4727193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1:11.794557714</dc:date>
    <meta:print-date>2019-10-31T18:04:07.913029257</meta:print-date>
    <dc:language>pt-PT</dc:language>
    <meta:editing-cycles>556</meta:editing-cycles>
    <meta:editing-duration>P1DT7H46M9S</meta:editing-duration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